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stroke="solid" svg:stroke-width="0.053cm" svg:stroke-color="#000000" draw:textarea-horizontal-align="center" draw:textarea-vertical-align="middle" fo:padding-top="0.026cm" fo:padding-bottom="0.026cm" fo:padding-left="0.026cm" fo:padding-right="0.026cm"/>
    </style:style>
    <style:style style:name="gr3" style:family="graphic" style:parent-style-name="standard">
      <style:graphic-properties draw:stroke="none" svg:stroke-width="0.053cm" svg:stroke-color="#000000" draw:fill="solid" draw:fill-color="#ffffff" draw:textarea-horizontal-align="center" draw:textarea-vertical-align="middle"/>
    </style:style>
    <style:style style:name="gr4" style:family="graphic" style:parent-style-name="standard">
      <style:graphic-properties draw:stroke="none" svg:stroke-width="0.053cm" svg:stroke-color="#000000" draw:fill="none" draw:fill-color="#ffffff" draw:textarea-horizontal-align="center" draw:textarea-vertical-align="middle"/>
    </style:style>
    <style:style style:name="gr5" style:family="graphic" style:parent-style-name="standard">
      <style:graphic-properties draw:stroke="none" draw:fill="none" draw:fill-color="#ffffff" draw:textarea-horizontal-align="left" draw:auto-grow-width="true" fo:min-height="0.417cm" fo:min-width="1.495cm"/>
    </style:style>
    <style:style style:name="gr6" style:family="graphic" style:parent-style-name="standard">
      <style:graphic-properties draw:stroke="none" draw:fill="none" draw:fill-color="#ffffff" draw:textarea-horizontal-align="left" draw:auto-grow-width="true" fo:min-height="0.417cm" fo:min-width="0.829cm"/>
    </style:style>
    <style:style style:name="gr7" style:family="graphic" style:parent-style-name="standard">
      <style:graphic-properties draw:stroke="none" draw:fill="none" draw:fill-color="#ffffff" draw:textarea-horizontal-align="left" draw:auto-grow-width="true" fo:min-height="0.417cm" fo:min-width="1.993cm"/>
    </style:style>
    <style:style style:name="gr8" style:family="graphic" style:parent-style-name="standard">
      <style:graphic-properties draw:stroke="none" svg:stroke-width="0.053cm" svg:stroke-color="#000000" draw:fill="solid" draw:fill-color="#bfbfbf" draw:textarea-horizontal-align="center" draw:textarea-vertical-align="middle"/>
    </style:style>
    <style:style style:name="gr9" style:family="graphic" style:parent-style-name="standard">
      <style:graphic-properties draw:stroke="none" draw:fill="none" draw:fill-color="#ffffff" draw:textarea-horizontal-align="left" draw:auto-grow-width="true" fo:min-height="0.417cm" fo:min-width="1.161cm"/>
    </style:style>
    <style:style style:name="gr10" style:family="graphic" style:parent-style-name="standard">
      <style:graphic-properties draw:stroke="none" svg:stroke-width="0.053cm" svg:stroke-color="#000000" draw:fill="solid" draw:fill-color="#000000" draw:textarea-horizontal-align="center" draw:textarea-vertical-align="middle"/>
    </style:style>
    <style:style style:name="gr11" style:family="graphic" style:parent-style-name="standard">
      <style:graphic-properties draw:stroke="none" draw:fill="none" draw:fill-color="#ffffff" draw:textarea-horizontal-align="left" draw:auto-grow-width="true" fo:min-height="0.25cm" fo:min-width="0.248cm"/>
    </style:style>
    <style:style style:name="gr12" style:family="graphic" style:parent-style-name="standard">
      <style:graphic-properties draw:stroke="none" draw:fill="none" draw:fill-color="#ffffff" draw:textarea-horizontal-align="left" draw:auto-grow-width="true" fo:min-height="0.377cm" fo:min-width="0cm"/>
    </style:style>
    <style:style style:name="gr13" style:family="graphic" style:parent-style-name="standard">
      <style:graphic-properties draw:stroke="none" draw:fill="none" draw:fill-color="#ffffff" draw:textarea-horizontal-align="left" draw:auto-grow-width="true" fo:min-height="0.377cm" fo:min-width="1.22cm"/>
    </style:style>
    <style:style style:name="gr14" style:family="graphic" style:parent-style-name="standard">
      <style:graphic-properties draw:stroke="none" draw:fill="none" draw:fill-color="#ffffff" draw:textarea-horizontal-align="left" draw:auto-grow-width="true" fo:min-height="0.417cm" fo:min-width="1.761cm"/>
    </style:style>
    <style:style style:name="gr15" style:family="graphic" style:parent-style-name="standard">
      <style:graphic-properties draw:stroke="none" draw:fill="none" draw:fill-color="#ffffff" draw:textarea-horizontal-align="left" draw:auto-grow-width="true" fo:min-height="0.417cm" fo:min-width="2.028cm"/>
    </style:style>
    <style:style style:name="gr16" style:family="graphic" style:parent-style-name="standard">
      <style:graphic-properties draw:stroke="none" draw:fill="none" draw:fill-color="#ffffff" draw:textarea-horizontal-align="left" draw:auto-grow-width="true" fo:min-height="0.417cm" fo:min-width="2.825cm"/>
    </style:style>
    <style:style style:name="P1" style:family="paragraph">
      <style:paragraph-properties fo:text-align="center"/>
    </style:style>
    <style:style style:name="P2" style:family="paragraph">
      <style:text-properties style:use-window-font-color="true" style:text-outline="false" style:text-line-through-style="none" fo:font-family="Arial" style:font-family-generic="swiss" style:font-pitch="variable" fo:font-size="17pt" fo:letter-spacing="normal" fo:font-style="normal" fo:text-shadow="none" style:text-underline-style="none" fo:font-weight="bold" style:text-underline-mode="continuous" style:text-overline-mode="continuous" style:text-line-through-mode="continuous" style:font-family-asian="Arial" style:font-family-generic-asian="swiss" style:font-pitch-asian="variable" style:font-size-asian="17pt" style:font-family-complex="Arial" style:font-family-generic-complex="swiss" style:font-pitch-complex="variable" style:font-size-complex="17pt" style:text-scale="100%" style:text-overline-style="none" style:text-overline-color="font-color"/>
    </style:style>
    <style:style style:name="P3" style:family="paragraph">
      <style:text-properties style:use-window-font-color="true" style:text-outline="false" style:text-line-through-style="none" fo:font-family="Arial" style:font-family-generic="swiss" style:font-pitch="variable" fo:font-size="12.8000001907349pt" fo:letter-spacing="normal"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2.8000001907349pt" style:font-family-complex="Arial" style:font-family-generic-complex="swiss" style:font-pitch-complex="variable" style:font-size-complex="12.8000001907349pt" style:text-scale="100%" style:text-overline-style="none" style:text-overline-color="font-color"/>
    </style:style>
    <style:style style:name="P4" style:family="paragraph">
      <style:text-properties style:use-window-font-color="true" style:text-outline="false" style:text-line-through-style="none" fo:font-family="Arial" style:font-family-generic="swiss" style:font-pitch="variable" fo:font-size="16pt" fo:letter-spacing="normal"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6pt" style:font-family-complex="Arial" style:font-family-generic-complex="swiss" style:font-pitch-complex="variable" style:font-size-complex="16pt" style:text-scale="100%"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2.646cm" svg:height="1.056cm" svg:x="25.798cm" svg:y="5.478cm" svg:viewBox="0 0 2647 1057" draw:points="0,1057 2647,1057 2647,0 0,0">
          <text:p/>
        </draw:polygon>
        <draw:line draw:style-name="gr2" draw:text-style-name="P1" draw:layer="layout" svg:x1="25.798cm" svg:y1="6.535cm" svg:x2="25.798cm" svg:y2="6.445cm">
          <text:p/>
        </draw:line>
        <draw:line draw:style-name="gr2" draw:text-style-name="P1" draw:layer="layout" svg:x1="25.798cm" svg:y1="6.176cm" svg:x2="25.798cm" svg:y2="6.087cm">
          <text:p/>
        </draw:line>
        <draw:line draw:style-name="gr2" draw:text-style-name="P1" draw:layer="layout" svg:x1="25.798cm" svg:y1="5.818cm" svg:x2="25.798cm" svg:y2="5.727cm">
          <text:p/>
        </draw:line>
        <draw:line draw:style-name="gr2" draw:text-style-name="P1" draw:layer="layout" svg:x1="25.817cm" svg:y1="5.478cm" svg:x2="25.907cm" svg:y2="5.478cm">
          <text:p/>
        </draw:line>
        <draw:line draw:style-name="gr2" draw:text-style-name="P1" draw:layer="layout" svg:x1="26.177cm" svg:y1="5.478cm" svg:x2="26.267cm" svg:y2="5.478cm">
          <text:p/>
        </draw:line>
        <draw:line draw:style-name="gr2" draw:text-style-name="P1" draw:layer="layout" svg:x1="26.536cm" svg:y1="5.478cm" svg:x2="26.627cm" svg:y2="5.478cm">
          <text:p/>
        </draw:line>
        <draw:line draw:style-name="gr2" draw:text-style-name="P1" draw:layer="layout" svg:x1="26.896cm" svg:y1="5.478cm" svg:x2="26.986cm" svg:y2="5.478cm">
          <text:p/>
        </draw:line>
        <draw:line draw:style-name="gr2" draw:text-style-name="P1" draw:layer="layout" svg:x1="27.256cm" svg:y1="5.478cm" svg:x2="27.346cm" svg:y2="5.478cm">
          <text:p/>
        </draw:line>
        <draw:line draw:style-name="gr2" draw:text-style-name="P1" draw:layer="layout" svg:x1="27.614cm" svg:y1="5.478cm" svg:x2="27.704cm" svg:y2="5.478cm">
          <text:p/>
        </draw:line>
        <draw:line draw:style-name="gr2" draw:text-style-name="P1" draw:layer="layout" svg:x1="27.973cm" svg:y1="5.478cm" svg:x2="28.064cm" svg:y2="5.478cm">
          <text:p/>
        </draw:line>
        <draw:line draw:style-name="gr2" draw:text-style-name="P1" draw:layer="layout" svg:x1="28.333cm" svg:y1="5.478cm" svg:x2="28.423cm" svg:y2="5.478cm">
          <text:p/>
        </draw:line>
        <draw:line draw:style-name="gr2" draw:text-style-name="P1" draw:layer="layout" svg:x1="28.445cm" svg:y1="5.727cm" svg:x2="28.445cm" svg:y2="5.818cm">
          <text:p/>
        </draw:line>
        <draw:line draw:style-name="gr2" draw:text-style-name="P1" draw:layer="layout" svg:x1="28.445cm" svg:y1="6.087cm" svg:x2="28.445cm" svg:y2="6.176cm">
          <text:p/>
        </draw:line>
        <draw:line draw:style-name="gr2" draw:text-style-name="P1" draw:layer="layout" svg:x1="28.445cm" svg:y1="6.445cm" svg:x2="28.445cm" svg:y2="6.535cm">
          <text:p/>
        </draw:line>
        <draw:line draw:style-name="gr2" draw:text-style-name="P1" draw:layer="layout" svg:x1="28.175cm" svg:y1="6.535cm" svg:x2="28.085cm" svg:y2="6.535cm">
          <text:p/>
        </draw:line>
        <draw:line draw:style-name="gr2" draw:text-style-name="P1" draw:layer="layout" svg:x1="27.816cm" svg:y1="6.535cm" svg:x2="27.725cm" svg:y2="6.535cm">
          <text:p/>
        </draw:line>
        <draw:line draw:style-name="gr2" draw:text-style-name="P1" draw:layer="layout" svg:x1="27.456cm" svg:y1="6.535cm" svg:x2="27.366cm" svg:y2="6.535cm">
          <text:p/>
        </draw:line>
        <draw:line draw:style-name="gr2" draw:text-style-name="P1" draw:layer="layout" svg:x1="27.096cm" svg:y1="6.535cm" svg:x2="27.008cm" svg:y2="6.535cm">
          <text:p/>
        </draw:line>
        <draw:line draw:style-name="gr2" draw:text-style-name="P1" draw:layer="layout" svg:x1="26.738cm" svg:y1="6.535cm" svg:x2="26.648cm" svg:y2="6.535cm">
          <text:p/>
        </draw:line>
        <draw:line draw:style-name="gr2" draw:text-style-name="P1" draw:layer="layout" svg:x1="26.379cm" svg:y1="6.535cm" svg:x2="26.288cm" svg:y2="6.535cm">
          <text:p/>
        </draw:line>
        <draw:line draw:style-name="gr2" draw:text-style-name="P1" draw:layer="layout" svg:x1="26.019cm" svg:y1="6.535cm" svg:x2="25.929cm" svg:y2="6.535cm">
          <text:p/>
        </draw:line>
        <draw:polygon draw:style-name="gr3" draw:text-style-name="P1" draw:layer="layout" svg:width="2.644cm" svg:height="1.057cm" svg:x="25.534cm" svg:y="5.743cm" svg:viewBox="0 0 2645 1058" draw:points="0,1058 2645,1058 2645,0 0,0">
          <text:p/>
        </draw:polygon>
        <draw:line draw:style-name="gr2" draw:text-style-name="P1" draw:layer="layout" svg:x1="25.534cm" svg:y1="6.801cm" svg:x2="25.534cm" svg:y2="6.711cm">
          <text:p/>
        </draw:line>
        <draw:line draw:style-name="gr2" draw:text-style-name="P1" draw:layer="layout" svg:x1="25.534cm" svg:y1="6.441cm" svg:x2="25.534cm" svg:y2="6.351cm">
          <text:p/>
        </draw:line>
        <draw:line draw:style-name="gr2" draw:text-style-name="P1" draw:layer="layout" svg:x1="25.534cm" svg:y1="6.082cm" svg:x2="25.534cm" svg:y2="5.991cm">
          <text:p/>
        </draw:line>
        <draw:line draw:style-name="gr2" draw:text-style-name="P1" draw:layer="layout" svg:x1="25.553cm" svg:y1="5.743cm" svg:x2="25.643cm" svg:y2="5.743cm">
          <text:p/>
        </draw:line>
        <draw:line draw:style-name="gr2" draw:text-style-name="P1" draw:layer="layout" svg:x1="25.913cm" svg:y1="5.743cm" svg:x2="26.003cm" svg:y2="5.743cm">
          <text:p/>
        </draw:line>
        <draw:line draw:style-name="gr2" draw:text-style-name="P1" draw:layer="layout" svg:x1="26.272cm" svg:y1="5.743cm" svg:x2="26.361cm" svg:y2="5.743cm">
          <text:p/>
        </draw:line>
        <draw:line draw:style-name="gr2" draw:text-style-name="P1" draw:layer="layout" svg:x1="26.63cm" svg:y1="5.743cm" svg:x2="26.721cm" svg:y2="5.743cm">
          <text:p/>
        </draw:line>
        <draw:line draw:style-name="gr2" draw:text-style-name="P1" draw:layer="layout" svg:x1="26.99cm" svg:y1="5.743cm" svg:x2="27.08cm" svg:y2="5.743cm">
          <text:p/>
        </draw:line>
        <draw:line draw:style-name="gr2" draw:text-style-name="P1" draw:layer="layout" svg:x1="27.35cm" svg:y1="5.743cm" svg:x2="27.44cm" svg:y2="5.743cm">
          <text:p/>
        </draw:line>
        <draw:line draw:style-name="gr2" draw:text-style-name="P1" draw:layer="layout" svg:x1="27.709cm" svg:y1="5.743cm" svg:x2="27.8cm" svg:y2="5.743cm">
          <text:p/>
        </draw:line>
        <draw:line draw:style-name="gr2" draw:text-style-name="P1" draw:layer="layout" svg:x1="28.069cm" svg:y1="5.743cm" svg:x2="28.158cm" svg:y2="5.743cm">
          <text:p/>
        </draw:line>
        <draw:line draw:style-name="gr2" draw:text-style-name="P1" draw:layer="layout" svg:x1="28.179cm" svg:y1="5.991cm" svg:x2="28.179cm" svg:y2="6.082cm">
          <text:p/>
        </draw:line>
        <draw:line draw:style-name="gr2" draw:text-style-name="P1" draw:layer="layout" svg:x1="28.179cm" svg:y1="6.351cm" svg:x2="28.179cm" svg:y2="6.44cm">
          <text:p/>
        </draw:line>
        <draw:line draw:style-name="gr2" draw:text-style-name="P1" draw:layer="layout" svg:x1="28.179cm" svg:y1="6.711cm" svg:x2="28.179cm" svg:y2="6.799cm">
          <text:p/>
        </draw:line>
        <draw:line draw:style-name="gr2" draw:text-style-name="P1" draw:layer="layout" svg:x1="27.91cm" svg:y1="6.801cm" svg:x2="27.819cm" svg:y2="6.801cm">
          <text:p/>
        </draw:line>
        <draw:line draw:style-name="gr2" draw:text-style-name="P1" draw:layer="layout" svg:x1="27.552cm" svg:y1="6.801cm" svg:x2="27.461cm" svg:y2="6.801cm">
          <text:p/>
        </draw:line>
        <draw:line draw:style-name="gr2" draw:text-style-name="P1" draw:layer="layout" svg:x1="27.192cm" svg:y1="6.801cm" svg:x2="27.102cm" svg:y2="6.801cm">
          <text:p/>
        </draw:line>
        <draw:line draw:style-name="gr2" draw:text-style-name="P1" draw:layer="layout" svg:x1="26.832cm" svg:y1="6.801cm" svg:x2="26.742cm" svg:y2="6.801cm">
          <text:p/>
        </draw:line>
        <draw:line draw:style-name="gr2" draw:text-style-name="P1" draw:layer="layout" svg:x1="26.473cm" svg:y1="6.801cm" svg:x2="26.382cm" svg:y2="6.801cm">
          <text:p/>
        </draw:line>
        <draw:line draw:style-name="gr2" draw:text-style-name="P1" draw:layer="layout" svg:x1="26.113cm" svg:y1="6.801cm" svg:x2="26.023cm" svg:y2="6.801cm">
          <text:p/>
        </draw:line>
        <draw:line draw:style-name="gr2" draw:text-style-name="P1" draw:layer="layout" svg:x1="25.753cm" svg:y1="6.801cm" svg:x2="25.665cm" svg:y2="6.801cm">
          <text:p/>
        </draw:line>
        <draw:polygon draw:style-name="gr3" draw:text-style-name="P1" draw:layer="layout" svg:width="2.644cm" svg:height="1.057cm" svg:x="25.27cm" svg:y="6.007cm" svg:viewBox="0 0 2645 1058" draw:points="0,1058 2645,1058 2645,0 0,0">
          <text:p/>
        </draw:polygon>
        <draw:line draw:style-name="gr2" draw:text-style-name="P1" draw:layer="layout" svg:x1="25.27cm" svg:y1="7.065cm" svg:x2="25.27cm" svg:y2="6.975cm">
          <text:p/>
        </draw:line>
        <draw:line draw:style-name="gr2" draw:text-style-name="P1" draw:layer="layout" svg:x1="25.27cm" svg:y1="6.705cm" svg:x2="25.27cm" svg:y2="6.615cm">
          <text:p/>
        </draw:line>
        <draw:line draw:style-name="gr2" draw:text-style-name="P1" draw:layer="layout" svg:x1="25.27cm" svg:y1="6.347cm" svg:x2="25.27cm" svg:y2="6.257cm">
          <text:p/>
        </draw:line>
        <draw:line draw:style-name="gr2" draw:text-style-name="P1" draw:layer="layout" svg:x1="25.289cm" svg:y1="6.007cm" svg:x2="25.378cm" svg:y2="6.007cm">
          <text:p/>
        </draw:line>
        <draw:line draw:style-name="gr2" draw:text-style-name="P1" draw:layer="layout" svg:x1="25.649cm" svg:y1="6.007cm" svg:x2="25.737cm" svg:y2="6.007cm">
          <text:p/>
        </draw:line>
        <draw:line draw:style-name="gr2" draw:text-style-name="P1" draw:layer="layout" svg:x1="26.008cm" svg:y1="6.007cm" svg:x2="26.097cm" svg:y2="6.007cm">
          <text:p/>
        </draw:line>
        <draw:line draw:style-name="gr2" draw:text-style-name="P1" draw:layer="layout" svg:x1="26.368cm" svg:y1="6.007cm" svg:x2="26.457cm" svg:y2="6.007cm">
          <text:p/>
        </draw:line>
        <draw:line draw:style-name="gr2" draw:text-style-name="P1" draw:layer="layout" svg:x1="26.726cm" svg:y1="6.007cm" svg:x2="26.816cm" svg:y2="6.007cm">
          <text:p/>
        </draw:line>
        <draw:line draw:style-name="gr2" draw:text-style-name="P1" draw:layer="layout" svg:x1="27.086cm" svg:y1="6.007cm" svg:x2="27.174cm" svg:y2="6.007cm">
          <text:p/>
        </draw:line>
        <draw:line draw:style-name="gr2" draw:text-style-name="P1" draw:layer="layout" svg:x1="27.445cm" svg:y1="6.007cm" svg:x2="27.534cm" svg:y2="6.007cm">
          <text:p/>
        </draw:line>
        <draw:line draw:style-name="gr2" draw:text-style-name="P1" draw:layer="layout" svg:x1="27.805cm" svg:y1="6.007cm" svg:x2="27.894cm" svg:y2="6.007cm">
          <text:p/>
        </draw:line>
        <draw:line draw:style-name="gr2" draw:text-style-name="P1" draw:layer="layout" svg:x1="27.915cm" svg:y1="6.255cm" svg:x2="27.915cm" svg:y2="6.346cm">
          <text:p/>
        </draw:line>
        <draw:line draw:style-name="gr2" draw:text-style-name="P1" draw:layer="layout" svg:x1="27.915cm" svg:y1="6.615cm" svg:x2="27.915cm" svg:y2="6.705cm">
          <text:p/>
        </draw:line>
        <draw:line draw:style-name="gr2" draw:text-style-name="P1" draw:layer="layout" svg:x1="27.915cm" svg:y1="6.975cm" svg:x2="27.915cm" svg:y2="7.063cm">
          <text:p/>
        </draw:line>
        <draw:line draw:style-name="gr2" draw:text-style-name="P1" draw:layer="layout" svg:x1="27.646cm" svg:y1="7.065cm" svg:x2="27.557cm" svg:y2="7.065cm">
          <text:p/>
        </draw:line>
        <draw:line draw:style-name="gr2" draw:text-style-name="P1" draw:layer="layout" svg:x1="27.286cm" svg:y1="7.065cm" svg:x2="27.197cm" svg:y2="7.065cm">
          <text:p/>
        </draw:line>
        <draw:line draw:style-name="gr2" draw:text-style-name="P1" draw:layer="layout" svg:x1="26.926cm" svg:y1="7.065cm" svg:x2="26.838cm" svg:y2="7.065cm">
          <text:p/>
        </draw:line>
        <draw:line draw:style-name="gr2" draw:text-style-name="P1" draw:layer="layout" svg:x1="26.567cm" svg:y1="7.065cm" svg:x2="26.478cm" svg:y2="7.065cm">
          <text:p/>
        </draw:line>
        <draw:line draw:style-name="gr2" draw:text-style-name="P1" draw:layer="layout" svg:x1="26.209cm" svg:y1="7.065cm" svg:x2="26.118cm" svg:y2="7.065cm">
          <text:p/>
        </draw:line>
        <draw:line draw:style-name="gr2" draw:text-style-name="P1" draw:layer="layout" svg:x1="25.849cm" svg:y1="7.065cm" svg:x2="25.76cm" svg:y2="7.065cm">
          <text:p/>
        </draw:line>
        <draw:line draw:style-name="gr2" draw:text-style-name="P1" draw:layer="layout" svg:x1="25.489cm" svg:y1="7.065cm" svg:x2="25.401cm" svg:y2="7.065cm">
          <text:p/>
        </draw:line>
        <draw:polygon draw:style-name="gr4" draw:text-style-name="P1" draw:layer="layout" svg:width="3.172cm" svg:height="1.056cm" svg:x="16.541cm" svg:y="14.202cm" svg:viewBox="0 0 3173 1057" draw:points="0,0 3173,0 3173,1057 0,1057">
          <text:p/>
        </draw:polygon>
        <draw:polyline draw:style-name="gr2" draw:text-style-name="P1" draw:layer="layout" svg:width="3.172cm" svg:height="1.056cm" svg:x="16.541cm" svg:y="14.202cm" svg:viewBox="0 0 3173 1057" draw:points="0,0 3173,0 3173,1057 0,1057 0,0">
          <text:p/>
        </draw:polyline>
        <draw:frame draw:style-name="gr5" draw:text-style-name="P2" draw:layer="layout" svg:width="3.017cm" svg:height="0.92cm" svg:x="16.526cm" svg:y="14.3cm">
          <draw:text-box>
            <text:p text:style-name="P2">Dispatch</text:p>
          </draw:text-box>
        </draw:frame>
        <draw:polygon draw:style-name="gr4" draw:text-style-name="P1" draw:layer="layout" svg:width="3.174cm" svg:height="1.056cm" svg:x="21.301cm" svg:y="14.202cm" svg:viewBox="0 0 3175 1057" draw:points="0,0 3175,0 3175,1057 0,1057">
          <text:p/>
        </draw:polygon>
        <draw:polyline draw:style-name="gr2" draw:text-style-name="P1" draw:layer="layout" svg:width="3.174cm" svg:height="1.056cm" svg:x="21.301cm" svg:y="14.202cm" svg:viewBox="0 0 3175 1057" draw:points="0,0 3175,0 3175,1057 0,1057 0,0">
          <text:p/>
        </draw:polyline>
        <draw:frame draw:style-name="gr6" draw:text-style-name="P2" draw:layer="layout" svg:width="1.827cm" svg:height="0.92cm" svg:x="21.917cm" svg:y="14.3cm">
          <draw:text-box>
            <text:p text:style-name="P2">Stub</text:p>
          </draw:text-box>
        </draw:frame>
        <draw:polygon draw:style-name="gr4" draw:text-style-name="P1" draw:layer="layout" svg:width="3.174cm" svg:height="1.056cm" svg:x="21.301cm" svg:y="11.559cm" svg:viewBox="0 0 3175 1057" draw:points="0,0 3175,0 3175,1057 0,1057">
          <text:p/>
        </draw:polygon>
        <draw:polyline draw:style-name="gr2" draw:text-style-name="P1" draw:layer="layout" svg:width="3.174cm" svg:height="1.056cm" svg:x="21.301cm" svg:y="11.559cm" svg:viewBox="0 0 3175 1057" draw:points="0,0 3175,0 3175,1057 0,1057 0,0">
          <text:p/>
        </draw:polyline>
        <draw:polygon draw:style-name="gr4" draw:text-style-name="P1" draw:layer="layout" svg:width="3.173cm" svg:height="1.056cm" svg:x="26.063cm" svg:y="14.202cm" svg:viewBox="0 0 3174 1057" draw:points="0,0 3174,0 3174,1057 0,1057">
          <text:p/>
        </draw:polygon>
        <draw:polygon draw:style-name="gr4" draw:text-style-name="P1" draw:layer="layout" svg:width="3.173cm" svg:height="1.056cm" svg:x="26.063cm" svg:y="11.559cm" svg:viewBox="0 0 3174 1057" draw:points="0,0 3174,0 3174,1057 0,1057">
          <text:p/>
        </draw:polygon>
        <draw:circle draw:style-name="gr4" draw:text-style-name="P1" draw:layer="layout" svg:width="0.748cm" svg:height="0.747cm" svg:x="17.753cm" svg:y="11.713cm">
          <text:p/>
        </draw:circle>
        <draw:polyline draw:style-name="gr2" draw:text-style-name="P1" draw:layer="layout" svg:width="0.745cm" svg:height="0.747cm" svg:x="17.753cm" svg:y="11.711cm" svg:viewBox="0 0 746 748" draw:points="746,374 746,365 746,356 746,347 744,337 744,328 742,319 741,310 739,299 737,290 735,282 732,273 730,264 727,255 725,246 721,237 718,228 714,221 709,212 705,204 702,195 696,188 691,179 688,172 682,165 677,156 672,149 665,142 659,135 654,127 647,120 640,113 634,106 627,101 620,94 613,88 606,81 599,76 592,71 583,65 576,60 567,55 560,51 551,46 544,42 535,37 526,34 517,30 510,26 502,23 493,19 484,18 475,14 466,12 455,11 447,9 438,7 429,5 420,3 409,3 401,2 392,2 383,2 372,0 372,0 363,2 354,2 346,2 335,3 326,3 317,5 308,7 300,9 291,11 280,12 271,14 262,18 253,19 245,23 236,26 229,30 220,34 211,37 202,42 195,46 186,51 179,55 170,60 163,65 154,71 147,76 140,81 133,88 126,94 119,101 112,106 106,113 99,120 92,127 87,135 82,142 75,149 69,156 64,165 59,172 55,179 50,188 44,195 41,204 37,212 32,221 28,228 25,237 21,246 20,255 16,264 13,273 11,282 9,290 7,299 5,310 4,319 2,328 2,337 0,347 0,356 0,365 0,374 0,374 0,384 0,393 0,402 2,411 2,420 4,430 5,439 7,448 9,457 11,466 13,475 16,484 20,492 21,501 25,510 28,519 32,528 37,537 41,544 44,553 50,562 55,569 59,577 64,585 69,592 75,600 82,608 87,615 92,622 99,629 106,634 112,641 119,648 126,654 133,661 140,666 147,671 154,677 163,682 170,687 179,693 186,698 195,701 202,707 211,710 220,714 229,717 236,721 245,724 253,728 262,732 271,733 280,737 291,739 300,740 308,742 317,744 326,744 335,746 346,746 354,748 363,748 372,748 372,748 383,748 392,748 401,746 409,746 420,744 429,744 438,742 447,740 455,739 466,737 475,733 484,732 493,728 502,724 510,721 517,717 526,714 535,710 544,707 551,701 560,698 567,693 576,687 583,682 592,677 599,671 606,666 613,661 620,654 627,648 634,641 640,634 647,629 654,622 659,615 665,608 672,600 677,592 682,585 688,577 691,569 696,562 702,553 705,544 709,537 714,528 718,519 721,510 725,501 727,492 730,484 732,475 735,466 737,457 739,448 741,439 742,430 744,420 744,411 746,402 746,393 746,384 746,374">
          <text:p/>
        </draw:polyline>
        <draw:frame draw:style-name="gr7" draw:text-style-name="P2" draw:layer="layout" svg:width="2.983cm" svg:height="0.92cm" svg:x="14.828cm" svg:y="11.557cm">
          <draw:text-box>
            <text:p text:style-name="P2">Interface</text:p>
          </draw:text-box>
        </draw:frame>
        <draw:polygon draw:style-name="gr3" draw:text-style-name="P1" draw:layer="layout" svg:width="1.585cm" svg:height="1.057cm" svg:x="22.36cm" svg:y="6.271cm" svg:viewBox="0 0 1586 1058" draw:points="0,1058 1586,1058 1586,0 0,0">
          <text:p/>
        </draw:polygon>
        <draw:line draw:style-name="gr2" draw:text-style-name="P1" draw:layer="layout" svg:x1="22.36cm" svg:y1="7.329cm" svg:x2="22.36cm" svg:y2="7.24cm">
          <text:p/>
        </draw:line>
        <draw:line draw:style-name="gr2" draw:text-style-name="P1" draw:layer="layout" svg:x1="22.36cm" svg:y1="6.969cm" svg:x2="22.36cm" svg:y2="6.881cm">
          <text:p/>
        </draw:line>
        <draw:line draw:style-name="gr2" draw:text-style-name="P1" draw:layer="layout" svg:x1="22.36cm" svg:y1="6.61cm" svg:x2="22.36cm" svg:y2="6.521cm">
          <text:p/>
        </draw:line>
        <draw:line draw:style-name="gr2" draw:text-style-name="P1" draw:layer="layout" svg:x1="22.38cm" svg:y1="6.271cm" svg:x2="22.469cm" svg:y2="6.271cm">
          <text:p/>
        </draw:line>
        <draw:line draw:style-name="gr2" draw:text-style-name="P1" draw:layer="layout" svg:x1="22.74cm" svg:y1="6.271cm" svg:x2="22.828cm" svg:y2="6.271cm">
          <text:p/>
        </draw:line>
        <draw:line draw:style-name="gr2" draw:text-style-name="P1" draw:layer="layout" svg:x1="23.097cm" svg:y1="6.271cm" svg:x2="23.188cm" svg:y2="6.271cm">
          <text:p/>
        </draw:line>
        <draw:line draw:style-name="gr2" draw:text-style-name="P1" draw:layer="layout" svg:x1="23.457cm" svg:y1="6.271cm" svg:x2="23.548cm" svg:y2="6.271cm">
          <text:p/>
        </draw:line>
        <draw:line draw:style-name="gr2" draw:text-style-name="P1" draw:layer="layout" svg:x1="23.817cm" svg:y1="6.271cm" svg:x2="23.905cm" svg:y2="6.271cm">
          <text:p/>
        </draw:line>
        <draw:line draw:style-name="gr2" draw:text-style-name="P1" draw:layer="layout" svg:x1="23.946cm" svg:y1="6.5cm" svg:x2="23.946cm" svg:y2="6.59cm">
          <text:p/>
        </draw:line>
        <draw:line draw:style-name="gr2" draw:text-style-name="P1" draw:layer="layout" svg:x1="23.946cm" svg:y1="6.859cm" svg:x2="23.946cm" svg:y2="6.95cm">
          <text:p/>
        </draw:line>
        <draw:line draw:style-name="gr2" draw:text-style-name="P1" draw:layer="layout" svg:x1="23.946cm" svg:y1="7.219cm" svg:x2="23.946cm" svg:y2="7.309cm">
          <text:p/>
        </draw:line>
        <draw:line draw:style-name="gr2" draw:text-style-name="P1" draw:layer="layout" svg:x1="23.696cm" svg:y1="7.329cm" svg:x2="23.608cm" svg:y2="7.329cm">
          <text:p/>
        </draw:line>
        <draw:line draw:style-name="gr2" draw:text-style-name="P1" draw:layer="layout" svg:x1="23.338cm" svg:y1="7.329cm" svg:x2="23.248cm" svg:y2="7.329cm">
          <text:p/>
        </draw:line>
        <draw:line draw:style-name="gr2" draw:text-style-name="P1" draw:layer="layout" svg:x1="22.979cm" svg:y1="7.329cm" svg:x2="22.89cm" svg:y2="7.329cm">
          <text:p/>
        </draw:line>
        <draw:line draw:style-name="gr2" draw:text-style-name="P1" draw:layer="layout" svg:x1="22.619cm" svg:y1="7.329cm" svg:x2="22.531cm" svg:y2="7.329cm">
          <text:p/>
        </draw:line>
        <draw:polygon draw:style-name="gr3" draw:text-style-name="P1" draw:layer="layout" svg:width="2.642cm" svg:height="1.057cm" svg:x="25.006cm" svg:y="6.271cm" svg:viewBox="0 0 2643 1058" draw:points="0,1058 2643,1058 2643,0 0,0">
          <text:p/>
        </draw:polygon>
        <draw:line draw:style-name="gr2" draw:text-style-name="P1" draw:layer="layout" svg:x1="25.006cm" svg:y1="7.329cm" svg:x2="25.006cm" svg:y2="7.24cm">
          <text:p/>
        </draw:line>
        <draw:line draw:style-name="gr2" draw:text-style-name="P1" draw:layer="layout" svg:x1="25.006cm" svg:y1="6.969cm" svg:x2="25.006cm" svg:y2="6.881cm">
          <text:p/>
        </draw:line>
        <draw:line draw:style-name="gr2" draw:text-style-name="P1" draw:layer="layout" svg:x1="25.006cm" svg:y1="6.61cm" svg:x2="25.006cm" svg:y2="6.521cm">
          <text:p/>
        </draw:line>
        <draw:line draw:style-name="gr2" draw:text-style-name="P1" draw:layer="layout" svg:x1="25.025cm" svg:y1="6.271cm" svg:x2="25.116cm" svg:y2="6.271cm">
          <text:p/>
        </draw:line>
        <draw:line draw:style-name="gr2" draw:text-style-name="P1" draw:layer="layout" svg:x1="25.383cm" svg:y1="6.271cm" svg:x2="25.473cm" svg:y2="6.271cm">
          <text:p/>
        </draw:line>
        <draw:line draw:style-name="gr2" draw:text-style-name="P1" draw:layer="layout" svg:x1="25.743cm" svg:y1="6.271cm" svg:x2="25.833cm" svg:y2="6.271cm">
          <text:p/>
        </draw:line>
        <draw:line draw:style-name="gr2" draw:text-style-name="P1" draw:layer="layout" svg:x1="26.102cm" svg:y1="6.271cm" svg:x2="26.193cm" svg:y2="6.271cm">
          <text:p/>
        </draw:line>
        <draw:line draw:style-name="gr2" draw:text-style-name="P1" draw:layer="layout" svg:x1="26.462cm" svg:y1="6.271cm" svg:x2="26.552cm" svg:y2="6.271cm">
          <text:p/>
        </draw:line>
        <draw:line draw:style-name="gr2" draw:text-style-name="P1" draw:layer="layout" svg:x1="26.822cm" svg:y1="6.271cm" svg:x2="26.912cm" svg:y2="6.271cm">
          <text:p/>
        </draw:line>
        <draw:line draw:style-name="gr2" draw:text-style-name="P1" draw:layer="layout" svg:x1="27.18cm" svg:y1="6.271cm" svg:x2="27.27cm" svg:y2="6.271cm">
          <text:p/>
        </draw:line>
        <draw:line draw:style-name="gr2" draw:text-style-name="P1" draw:layer="layout" svg:x1="27.539cm" svg:y1="6.271cm" svg:x2="27.63cm" svg:y2="6.271cm">
          <text:p/>
        </draw:line>
        <draw:line draw:style-name="gr2" draw:text-style-name="P1" draw:layer="layout" svg:x1="27.649cm" svg:y1="6.519cm" svg:x2="27.649cm" svg:y2="6.61cm">
          <text:p/>
        </draw:line>
        <draw:line draw:style-name="gr2" draw:text-style-name="P1" draw:layer="layout" svg:x1="27.649cm" svg:y1="6.879cm" svg:x2="27.649cm" svg:y2="6.969cm">
          <text:p/>
        </draw:line>
        <draw:line draw:style-name="gr2" draw:text-style-name="P1" draw:layer="layout" svg:x1="27.649cm" svg:y1="7.239cm" svg:x2="27.649cm" svg:y2="7.329cm">
          <text:p/>
        </draw:line>
        <draw:line draw:style-name="gr2" draw:text-style-name="P1" draw:layer="layout" svg:x1="27.382cm" svg:y1="7.329cm" svg:x2="27.291cm" svg:y2="7.329cm">
          <text:p/>
        </draw:line>
        <draw:line draw:style-name="gr2" draw:text-style-name="P1" draw:layer="layout" svg:x1="27.022cm" svg:y1="7.329cm" svg:x2="26.932cm" svg:y2="7.329cm">
          <text:p/>
        </draw:line>
        <draw:line draw:style-name="gr2" draw:text-style-name="P1" draw:layer="layout" svg:x1="26.662cm" svg:y1="7.329cm" svg:x2="26.574cm" svg:y2="7.329cm">
          <text:p/>
        </draw:line>
        <draw:line draw:style-name="gr2" draw:text-style-name="P1" draw:layer="layout" svg:x1="26.304cm" svg:y1="7.329cm" svg:x2="26.214cm" svg:y2="7.329cm">
          <text:p/>
        </draw:line>
        <draw:line draw:style-name="gr2" draw:text-style-name="P1" draw:layer="layout" svg:x1="25.945cm" svg:y1="7.329cm" svg:x2="25.854cm" svg:y2="7.329cm">
          <text:p/>
        </draw:line>
        <draw:line draw:style-name="gr2" draw:text-style-name="P1" draw:layer="layout" svg:x1="25.585cm" svg:y1="7.329cm" svg:x2="25.495cm" svg:y2="7.329cm">
          <text:p/>
        </draw:line>
        <draw:line draw:style-name="gr2" draw:text-style-name="P1" draw:layer="layout" svg:x1="25.225cm" svg:y1="7.329cm" svg:x2="25.135cm" svg:y2="7.329cm">
          <text:p/>
        </draw:line>
        <draw:polygon draw:style-name="gr4" draw:text-style-name="P1" draw:layer="layout" svg:width="3.174cm" svg:height="1.057cm" svg:x="23.152cm" svg:y="8.916cm" svg:viewBox="0 0 3175 1058" draw:points="0,0 3175,0 3175,1058 0,1058">
          <text:p/>
        </draw:polygon>
        <draw:polyline draw:style-name="gr2" draw:text-style-name="P1" draw:layer="layout" svg:width="3.174cm" svg:height="1.057cm" svg:x="23.152cm" svg:y="8.916cm" svg:viewBox="0 0 3175 1058" draw:points="0,0 3175,0 3175,1058 0,1058 0,0">
          <text:p/>
        </draw:polyline>
        <draw:line draw:style-name="gr2" draw:text-style-name="P1" draw:layer="layout" svg:x1="22.624cm" svg:y1="13.938cm" svg:x2="23.152cm" svg:y2="13.674cm">
          <text:p/>
        </draw:line>
        <draw:line draw:style-name="gr2" draw:text-style-name="P1" draw:layer="layout" svg:x1="22.888cm" svg:y1="14.202cm" svg:x2="22.888cm" svg:y2="13.144cm">
          <text:p/>
        </draw:line>
        <draw:polygon draw:style-name="gr3" draw:text-style-name="P1" draw:layer="layout" svg:width="0.424cm" svg:height="0.528cm" svg:x="22.676cm" svg:y="12.682cm" svg:viewBox="0 0 425 529" draw:points="0,529 212,0 425,529">
          <text:p/>
        </draw:polygon>
        <draw:polyline draw:style-name="gr2" draw:text-style-name="P1" draw:layer="layout" svg:width="0.424cm" svg:height="0.528cm" svg:x="22.676cm" svg:y="12.682cm" svg:viewBox="0 0 425 529" draw:points="0,529 212,0 425,529 0,529">
          <text:p/>
        </draw:polyline>
        <draw:polygon draw:style-name="gr8" draw:text-style-name="P1" draw:layer="layout" svg:width="2.644cm" svg:height="1.056cm" svg:x="12.309cm" svg:y="14.201cm" svg:viewBox="0 0 2645 1057" draw:points="0,0 2645,0 2645,1057 0,1057">
          <text:p/>
        </draw:polygon>
        <draw:polyline draw:style-name="gr2" draw:text-style-name="P1" draw:layer="layout" svg:width="2.644cm" svg:height="1.056cm" svg:x="12.309cm" svg:y="14.201cm" svg:viewBox="0 0 2645 1057" draw:points="0,0 2645,0 2645,1057 0,1057 0,0">
          <text:p/>
        </draw:polyline>
        <draw:frame draw:style-name="gr9" draw:text-style-name="P2" draw:layer="layout" svg:width="2.157cm" svg:height="0.92cm" svg:x="12.492cm" svg:y="14.269cm">
          <draw:text-box>
            <text:p text:style-name="P2">Client</text:p>
          </draw:text-box>
        </draw:frame>
        <draw:polygon draw:style-name="gr8" draw:text-style-name="P1" draw:layer="layout" svg:width="3.702cm" svg:height="1.057cm" svg:x="18.922cm" svg:y="8.916cm" svg:viewBox="0 0 3703 1058" draw:points="0,0 3703,0 3703,1058 0,1058">
          <text:p/>
        </draw:polygon>
        <draw:polyline draw:style-name="gr2" draw:text-style-name="P1" draw:layer="layout" svg:width="3.702cm" svg:height="1.057cm" svg:x="18.922cm" svg:y="8.916cm" svg:viewBox="0 0 3703 1058" draw:points="0,0 3703,0 3703,1058 0,1058 0,0">
          <text:p/>
        </draw:polyline>
        <draw:line draw:style-name="gr2" draw:text-style-name="P1" draw:layer="layout" svg:x1="18.129cm" svg:y1="14.202cm" svg:x2="18.129cm" svg:y2="13.915cm">
          <text:p/>
        </draw:line>
        <draw:line draw:style-name="gr2" draw:text-style-name="P1" draw:layer="layout" svg:x1="18.129cm" svg:y1="13.844cm" svg:x2="18.129cm" svg:y2="13.555cm">
          <text:p/>
        </draw:line>
        <draw:line draw:style-name="gr2" draw:text-style-name="P1" draw:layer="layout" svg:x1="18.129cm" svg:y1="13.484cm" svg:x2="18.129cm" svg:y2="13.197cm">
          <text:p/>
        </draw:line>
        <draw:polygon draw:style-name="gr3" draw:text-style-name="P1" draw:layer="layout" svg:width="0.423cm" svg:height="0.528cm" svg:x="17.916cm" svg:y="12.682cm" svg:viewBox="0 0 424 529" draw:points="0,529 213,0 424,529">
          <text:p/>
        </draw:polygon>
        <draw:polyline draw:style-name="gr2" draw:text-style-name="P1" draw:layer="layout" svg:width="0.423cm" svg:height="0.528cm" svg:x="17.916cm" svg:y="12.682cm" svg:viewBox="0 0 424 529" draw:points="0,529 213,0 424,529 0,529">
          <text:p/>
        </draw:polyline>
        <draw:polyline draw:style-name="gr2" draw:text-style-name="P1" draw:layer="layout" svg:width="0.529cm" svg:height="0.352cm" svg:x="19.714cm" svg:y="14.554cm" svg:viewBox="0 0 530 353" draw:points="0,178 266,0 530,178 266,353 0,178">
          <text:p/>
        </draw:polyline>
        <draw:line draw:style-name="gr2" draw:text-style-name="P1" draw:layer="layout" svg:x1="20.244cm" svg:y1="14.732cm" svg:x2="21.249cm" svg:y2="14.732cm">
          <text:p/>
        </draw:line>
        <draw:polyline draw:style-name="gr2" draw:text-style-name="P1" draw:layer="layout" svg:width="0.316cm" svg:height="0.316cm" svg:x="20.932cm" svg:y="14.572cm" svg:viewBox="0 0 317 317" draw:points="0,0 317,160 0,317">
          <text:p/>
        </draw:polyline>
        <draw:line draw:style-name="gr2" draw:text-style-name="P1" draw:layer="layout" svg:x1="23.416cm" svg:y1="11.559cm" svg:x2="24.402cm" svg:y2="10.377cm">
          <text:p/>
        </draw:line>
        <draw:polygon draw:style-name="gr3" draw:text-style-name="P1" draw:layer="layout" svg:width="0.498cm" svg:height="0.543cm" svg:x="24.198cm" svg:y="10.022cm" svg:viewBox="0 0 499 544" draw:points="0,273 499,0 324,544">
          <text:p/>
        </draw:polygon>
        <draw:polyline draw:style-name="gr2" draw:text-style-name="P1" draw:layer="layout" svg:width="0.498cm" svg:height="0.543cm" svg:x="24.198cm" svg:y="10.022cm" svg:viewBox="0 0 499 544" draw:points="0,273 499,0 324,544 0,273">
          <text:p/>
        </draw:polyline>
        <draw:line draw:style-name="gr2" draw:text-style-name="P1" draw:layer="layout" svg:x1="22.36cm" svg:y1="11.559cm" svg:x2="21.375cm" svg:y2="10.377cm">
          <text:p/>
        </draw:line>
        <draw:polygon draw:style-name="gr3" draw:text-style-name="P1" draw:layer="layout" svg:width="0.499cm" svg:height="0.543cm" svg:x="21.08cm" svg:y="10.022cm" svg:viewBox="0 0 500 544" draw:points="176,544 0,0 500,273">
          <text:p/>
        </draw:polygon>
        <draw:polyline draw:style-name="gr2" draw:text-style-name="P1" draw:layer="layout" svg:width="0.499cm" svg:height="0.543cm" svg:x="21.08cm" svg:y="10.022cm" svg:viewBox="0 0 500 544" draw:points="176,544 0,0 500,273 176,544">
          <text:p/>
        </draw:polyline>
        <draw:line draw:style-name="gr2" draw:text-style-name="P1" draw:layer="layout" svg:x1="21.302cm" svg:y1="12.086cm" svg:x2="21.015cm" svg:y2="12.086cm">
          <text:p/>
        </draw:line>
        <draw:line draw:style-name="gr2" draw:text-style-name="P1" draw:layer="layout" svg:x1="20.944cm" svg:y1="12.086cm" svg:x2="20.655cm" svg:y2="12.086cm">
          <text:p/>
        </draw:line>
        <draw:line draw:style-name="gr2" draw:text-style-name="P1" draw:layer="layout" svg:x1="20.584cm" svg:y1="12.086cm" svg:x2="20.296cm" svg:y2="12.086cm">
          <text:p/>
        </draw:line>
        <draw:line draw:style-name="gr2" draw:text-style-name="P1" draw:layer="layout" svg:x1="20.225cm" svg:y1="12.086cm" svg:x2="19.938cm" svg:y2="12.086cm">
          <text:p/>
        </draw:line>
        <draw:line draw:style-name="gr2" draw:text-style-name="P1" draw:layer="layout" svg:x1="19.865cm" svg:y1="12.086cm" svg:x2="19.578cm" svg:y2="12.086cm">
          <text:p/>
        </draw:line>
        <draw:line draw:style-name="gr2" draw:text-style-name="P1" draw:layer="layout" svg:x1="19.505cm" svg:y1="12.086cm" svg:x2="19.218cm" svg:y2="12.086cm">
          <text:p/>
        </draw:line>
        <draw:polygon draw:style-name="gr3" draw:text-style-name="P1" draw:layer="layout" svg:width="0.529cm" svg:height="0.422cm" svg:x="18.724cm" svg:y="11.876cm" svg:viewBox="0 0 530 423" draw:points="530,423 0,210 530,0">
          <text:p/>
        </draw:polygon>
        <draw:polyline draw:style-name="gr2" draw:text-style-name="P1" draw:layer="layout" svg:width="0.529cm" svg:height="0.422cm" svg:x="18.724cm" svg:y="11.876cm" svg:viewBox="0 0 530 423" draw:points="530,423 0,210 530,0 530,423">
          <text:p/>
        </draw:polyline>
        <draw:line draw:style-name="gr2" draw:text-style-name="P1" draw:layer="layout" svg:x1="18.922cm" svg:y1="9.444cm" svg:x2="18.634cm" svg:y2="9.444cm">
          <text:p/>
        </draw:line>
        <draw:line draw:style-name="gr2" draw:text-style-name="P1" draw:layer="layout" svg:x1="18.563cm" svg:y1="9.444cm" svg:x2="18.274cm" svg:y2="9.444cm">
          <text:p/>
        </draw:line>
        <draw:polyline draw:style-name="gr2" draw:text-style-name="P1" draw:layer="layout" svg:width="-0.073cm" svg:height="-0.212cm" svg:x="18.203cm" svg:y="9.657cm" svg:viewBox="0 0 -74 -213" draw:points="0,-19100 74,-19100 74,-19313">
          <text:p/>
        </draw:polyline>
        <draw:line draw:style-name="gr2" draw:text-style-name="P1" draw:layer="layout" svg:x1="18.129cm" svg:y1="9.728cm" svg:x2="18.129cm" svg:y2="10.016cm">
          <text:p/>
        </draw:line>
        <draw:line draw:style-name="gr2" draw:text-style-name="P1" draw:layer="layout" svg:x1="18.129cm" svg:y1="10.087cm" svg:x2="18.129cm" svg:y2="10.374cm">
          <text:p/>
        </draw:line>
        <draw:line draw:style-name="gr2" draw:text-style-name="P1" draw:layer="layout" svg:x1="18.129cm" svg:y1="10.446cm" svg:x2="18.129cm" svg:y2="10.733cm">
          <text:p/>
        </draw:line>
        <draw:line draw:style-name="gr2" draw:text-style-name="P1" draw:layer="layout" svg:x1="18.129cm" svg:y1="10.804cm" svg:x2="18.129cm" svg:y2="11.029cm">
          <text:p/>
        </draw:line>
        <draw:polygon draw:style-name="gr3" draw:text-style-name="P1" draw:layer="layout" svg:width="0.423cm" svg:height="0.527cm" svg:x="17.916cm" svg:y="10.963cm" svg:viewBox="0 0 424 528" draw:points="424,0 213,528 0,0">
          <text:p/>
        </draw:polygon>
        <draw:polyline draw:style-name="gr2" draw:text-style-name="P1" draw:layer="layout" svg:width="0.423cm" svg:height="0.527cm" svg:x="17.916cm" svg:y="10.963cm" svg:viewBox="0 0 424 528" draw:points="424,0 213,528 0,0 424,0">
          <text:p/>
        </draw:polyline>
        <draw:line draw:style-name="gr2" draw:text-style-name="P1" draw:layer="layout" svg:x1="25.534cm" svg:y1="8.916cm" svg:x2="26.303cm" svg:y2="7.375cm">
          <text:p/>
        </draw:line>
        <draw:polyline draw:style-name="gr2" draw:text-style-name="P1" draw:layer="layout" svg:width="0.281cm" svg:height="0.355cm" svg:x="26.021cm" svg:y="7.375cm" svg:viewBox="0 0 282 356" draw:points="0,211 282,0 282,356">
          <text:p/>
        </draw:polyline>
        <draw:line draw:style-name="gr2" draw:text-style-name="P1" draw:layer="layout" svg:x1="23.946cm" svg:y1="8.916cm" svg:x2="23.177cm" svg:y2="7.375cm">
          <text:p/>
        </draw:line>
        <draw:polyline draw:style-name="gr2" draw:text-style-name="P1" draw:layer="layout" svg:width="0.283cm" svg:height="0.355cm" svg:x="23.177cm" svg:y="7.375cm" svg:viewBox="0 0 284 356" draw:points="0,356 0,0 284,211">
          <text:p/>
        </draw:polyline>
        <draw:polygon draw:style-name="gr3" draw:text-style-name="P1" draw:layer="layout" svg:width="0.311cm" svg:height="0.472cm" svg:x="25.495cm" svg:y="8.443cm" svg:viewBox="0 0 312 473" draw:points="39,473 0,161 267,0 312,310">
          <text:p/>
        </draw:polygon>
        <draw:polyline draw:style-name="gr2" draw:text-style-name="P1" draw:layer="layout" svg:width="0.311cm" svg:height="0.472cm" svg:x="25.495cm" svg:y="8.443cm" svg:viewBox="0 0 312 473" draw:points="39,473 0,161 267,0 312,310 39,473">
          <text:p/>
        </draw:polyline>
        <draw:polygon draw:style-name="gr3" draw:text-style-name="P1" draw:layer="layout" svg:width="0.309cm" svg:height="0.472cm" svg:x="23.675cm" svg:y="8.443cm" svg:viewBox="0 0 310 473" draw:points="271,473 0,310 43,0 310,161">
          <text:p/>
        </draw:polygon>
        <draw:polyline draw:style-name="gr2" draw:text-style-name="P1" draw:layer="layout" svg:width="0.309cm" svg:height="0.472cm" svg:x="23.675cm" svg:y="8.443cm" svg:viewBox="0 0 310 473" draw:points="271,473 0,310 43,0 310,161 271,473">
          <text:p/>
        </draw:polyline>
        <draw:line draw:style-name="gr2" draw:text-style-name="P1" draw:layer="layout" svg:x1="14.954cm" svg:y1="14.732cm" svg:x2="16.118cm" svg:y2="14.732cm">
          <text:p/>
        </draw:line>
        <draw:polygon draw:style-name="gr10" draw:text-style-name="P1" draw:layer="layout" svg:width="0.422cm" svg:height="0.316cm" svg:x="16.047cm" svg:y="14.572cm" svg:viewBox="0 0 423 317" draw:points="0,0 423,160 0,317">
          <text:p/>
        </draw:polygon>
        <draw:polyline draw:style-name="gr2" draw:text-style-name="P1" draw:layer="layout" svg:width="0.422cm" svg:height="0.316cm" svg:x="16.047cm" svg:y="14.572cm" svg:viewBox="0 0 423 317" draw:points="0,0 423,160 0,317 0,0">
          <text:p/>
        </draw:polyline>
        <draw:frame draw:style-name="gr11" draw:text-style-name="P3" draw:layer="layout" svg:width="1.247cm" svg:height="0.751cm" svg:x="26.591cm" svg:y="7.45cm">
          <draw:text-box>
            <text:p text:style-name="P3">0..1</text:p>
          </draw:text-box>
        </draw:frame>
        <draw:frame draw:style-name="gr12" draw:text-style-name="P4" draw:layer="layout" svg:width="0.972cm" svg:height="0.878cm" svg:x="22.613cm" svg:y="6.402cm">
          <draw:text-box>
            <text:p text:style-name="P4">Id</text:p>
          </draw:text-box>
        </draw:frame>
        <draw:frame draw:style-name="gr13" draw:text-style-name="P4" draw:layer="layout" svg:width="2.513cm" svg:height="0.878cm" svg:x="24.963cm" svg:y="6.349cm">
          <draw:text-box>
            <text:p text:style-name="P4">Aspects</text:p>
          </draw:text-box>
        </draw:frame>
        <draw:frame draw:style-name="gr14" draw:text-style-name="P2" draw:layer="layout" svg:width="2.754cm" svg:height="0.92cm" svg:x="21.456cm" svg:y="11.604cm">
          <draw:text-box>
            <text:p text:style-name="P2">Adapter</text:p>
          </draw:text-box>
        </draw:frame>
        <draw:frame draw:style-name="gr15" draw:text-style-name="P2" draw:layer="layout" svg:width="3.017cm" svg:height="0.92cm" svg:x="23.27cm" svg:y="9.013cm">
          <draw:text-box>
            <text:p text:style-name="P2">Scenario</text:p>
          </draw:text-box>
        </draw:frame>
        <draw:frame draw:style-name="gr16" draw:text-style-name="P2" draw:layer="layout" svg:width="3.812cm" svg:height="0.92cm" svg:x="18.807cm" svg:y="8.913cm">
          <draw:text-box>
            <text:p text:style-name="P2">Abstract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Arrowheads_20_3" draw:display-name="Arrowheads 3" svg:viewBox="0 0 1241 2356" svg:d="m617 180-500 1000 500 1001 501-1001zm-511-1180 634 1188-634 1168-607-1171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Tiago Mück</meta:initial-creator>
    <meta:creation-date>2011-01-28T14:48:19</meta:creation-date>
    <dc:date>2011-12-01T16:58:03</dc:date>
    <meta:editing-duration>PT05H09M34S</meta:editing-duration>
    <meta:editing-cycles>61</meta:editing-cycles>
    <meta:generator>OpenOffice.org/3.1$Unix OpenOffice.org_project/310m19$Build-9420</meta:generator>
    <meta:print-date>2011-08-20T15:00:02</meta:print-date>
    <dc:creator>Tiago Mück</dc:creator>
    <meta:document-statistic meta:object-count="176"/>
    <meta:user-defined meta:name="Info 1"/>
    <meta:user-defined meta:name="Info 2"/>
    <meta:user-defined meta:name="Info 3"/>
    <meta:user-defined meta:name="Info 4"/>
  </office:meta>
</office:document-meta>
</file>